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311b" officeooo:paragraph-rsid="000b3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line o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itial Person</meta:initial-creator>
    <meta:creation-date>2000-02-12T13:51:03.318260765</meta:creation-date>
    <dc:date>2010-02-12T13:51:17.860434211</dc:date>
    <dc:creator>Alice</dc:creator>
    <meta:editing-duration>PT16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Collabora_Office/25.04.9.1$Linux_X86_64 LibreOffice_project/c0dd3897ecf067fcc3920cdf4c11dab26e4af836</meta:generator>
  </office:meta>
</office:document-meta>
</file>